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A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9868359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07436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BERTO BUSTINZA QUIRO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311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ILMAR DIAZ RAM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3085819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9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1/09/2021</text:p>
          </table:table-cell>
          <table:table-cell table:style-name="Tabla2.A2" office:value-type="string">
            <text:p text:style-name="P9">789566</text:p>
          </table:table-cell>
          <table:table-cell table:style-name="Tabla2.A2" office:value-type="string">
            <text:p text:style-name="P9">9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5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5:15:3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